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cyb14138</text:h>
      <text:h text:outline-level="2" text:style-name="Heading_2" text:is-list-header="true">Table structure for table cw_supervises</text:h>
      <table:table table:name="cw_supervises_structure">
        <table:table-column table:number-columns-repeated="4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supervisor_number</text:p>
          </table:table-cell>
          <table:table-cell office:value-type="string">
            <text:p>int(1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  <table:table-row>
          <table:table-cell office:value-type="string">
            <text:p>employee_number</text:p>
          </table:table-cell>
          <table:table-cell office:value-type="string">
            <text:p>int(10)</text:p>
          </table:table-cell>
          <table:table-cell office:value-type="string">
            <text:p>No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cw_supervises</text:h>
      <table:table table:name="cw_supervises_structure">
        <table:table-column table:number-columns-repeated="4"/>
        <table:table-row>
          <table:table-cell office:value-type="string">
            <text:p>employee_number</text:p>
          </table:table-cell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telephone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Lucas</text:p>
          </table:table-cell>
          <table:table-cell office:value-type="string">
            <text:p>49 Rottenrow East C10-3</text:p>
          </table:table-cell>
          <table:table-cell office:value-type="string">
            <text:p>+4407474231342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Ivo</text:p>
          </table:table-cell>
          <table:table-cell office:value-type="string">
            <text:p>49 Rottenrow East C10-2</text:p>
          </table:table-cell>
          <table:table-cell office:value-type="string">
            <text:p>+4407474986254 	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Carlos</text:p>
          </table:table-cell>
          <table:table-cell office:value-type="string">
            <text:p>49 Rottenrow East C10-1</text:p>
          </table:table-cell>
          <table:table-cell office:value-type="string">
            <text:p>+4407474332242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0.10deb1</meta:generator>
    <meta:initial-creator>phpMyAdmin 4.0.10deb1</meta:initial-creator>
    <meta:creation-date>2015-05-08T02:40:16</meta:creation-date>
  </office:meta>
</office:document-meta>
</file>